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3" table:number-columns-repeated="2" table:default-cell-style-name="ce9"/>
        <table:table-column table:style-name="co3" table:number-columns-repeated="2" table:default-cell-style-name="ce11"/>
        <table:table-column table:style-name="co3" table:number-columns-repeated="2" table:default-cell-style-name="ce13"/>
        <table:table-column table:style-name="co3" table:number-columns-repeated="2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ic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ic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ic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ic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confirmedMode</text:p>
          </table:table-cell>
          <table:table-cell office:value-type="float" office:value="10.33333" calcext:value-type="float">
            <text:p>10.333</text:p>
          </table:table-cell>
          <table:table-cell office:value-type="float" office:value="0.54026" calcext:value-type="float">
            <text:p>0.540</text:p>
          </table:table-cell>
          <table:table-cell office:value-type="float" office:value="54.13333" calcext:value-type="float">
            <text:p>54.133</text:p>
          </table:table-cell>
          <table:table-cell office:value-type="float" office:value="1.99324" calcext:value-type="float">
            <text:p>1.993</text:p>
          </table:table-cell>
          <table:table-cell office:value-type="float" office:value="40.86667" calcext:value-type="float">
            <text:p>40.867</text:p>
          </table:table-cell>
          <table:table-cell office:value-type="float" office:value="0.98635" calcext:value-type="float">
            <text:p>0.986</text:p>
          </table:table-cell>
          <table:table-cell office:value-type="float" office:value="32.8" calcext:value-type="float">
            <text:p>32.800</text:p>
          </table:table-cell>
          <table:table-cell office:value-type="float" office:value="0.87542" calcext:value-type="float">
            <text:p>0.875</text:p>
          </table:table-cell>
          <table:table-cell office:value-type="float" office:value="3904.13333" calcext:value-type="float">
            <text:p>3904.133</text:p>
          </table:table-cell>
          <table:table-cell office:value-type="float" office:value="341.67839" calcext:value-type="float">
            <text:p>341.678</text:p>
          </table:table-cell>
        </table:table-row>
        <table:table-row table:style-name="ro1">
          <table:table-cell office:value-type="string" calcext:value-type="string">
            <text:p>noConfirmedMode</text:p>
          </table:table-cell>
          <table:table-cell office:value-type="float" office:value="1.13333" calcext:value-type="float">
            <text:p>1.133</text:p>
          </table:table-cell>
          <table:table-cell office:value-type="float" office:value="0.04598" calcext:value-type="float">
            <text:p>0.046</text:p>
          </table:table-cell>
          <table:table-cell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office:value-type="float" office:value="1.13333" calcext:value-type="float">
            <text:p>1.133</text:p>
          </table:table-cell>
          <table:table-cell office:value-type="float" office:value="0.04598" calcext:value-type="float">
            <text:p>0.046</text:p>
          </table:table-cell>
          <table:table-cell office:value-type="float" office:value="1.13333" calcext:value-type="float">
            <text:p>1.133</text:p>
          </table:table-cell>
          <table:table-cell office:value-type="float" office:value="0.04598" calcext:value-type="float">
            <text:p>0.046</text:p>
          </table:table-cell>
          <table:table-cell office:value-type="float" office:value="1.06667" calcext:value-type="float">
            <text:p>1.067</text:p>
          </table:table-cell>
          <table:table-cell office:value-type="float" office:value="0.03374" calcext:value-type="float">
            <text:p>0.034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office:value-type="float" office:value="1.06667" calcext:value-type="float">
            <text:p>1.067</text:p>
          </table:table-cell>
          <table:table-cell office:value-type="float" office:value="0.03374" calcext:value-type="float">
            <text:p>0.034</text:p>
          </table:table-cell>
          <table:table-cell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office:value-type="float" office:value="1.46667" calcext:value-type="float">
            <text:p>1.467</text:p>
          </table:table-cell>
          <table:table-cell office:value-type="float" office:value="0.17715" calcext:value-type="float">
            <text:p>0.177</text:p>
          </table:table-cell>
          <table:table-cell office:value-type="float" office:value="1.2" calcext:value-type="float">
            <text:p>1.200</text:p>
          </table:table-cell>
          <table:table-cell office:value-type="float" office:value="0.0541" calcext:value-type="float">
            <text:p>0.054</text:p>
          </table:table-cell>
          <table:table-cell office:value-type="float" office:value="39.26667" calcext:value-type="float">
            <text:p>39.267</text:p>
          </table:table-cell>
          <table:table-cell office:value-type="float" office:value="3.90987" calcext:value-type="float">
            <text:p>3.9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21:30:53.922914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8-12T21:39:45.350806419</dc:date>
    <meta:editing-duration>PT4H22M59S</meta:editing-duration>
    <meta:editing-cycles>16</meta:editing-cycles>
    <meta:generator>LibreOffice/6.0.7.3$Linux_X86_64 LibreOffice_project/00m0$Build-3</meta:generator>
    <meta:document-statistic meta:table-count="1" meta:cell-count="44" meta:object-count="0"/>
  </office:meta>
</office:document-meta>
</file>